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7217" calcext:value-type="float">
            <text:p>572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83691" calcext:value-type="float">
            <text:p>1836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45035" calcext:value-type="float">
            <text:p>145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31968" calcext:value-type="float">
            <text:p>103196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58473" calcext:value-type="float">
            <text:p>584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85915" calcext:value-type="float">
            <text:p>1859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47950" calcext:value-type="float">
            <text:p>14795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47429" calcext:value-type="float">
            <text:p>10474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59312" calcext:value-type="float">
            <text:p>593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88613" calcext:value-type="float">
            <text:p>1886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50781" calcext:value-type="float">
            <text:p>1507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62560" calcext:value-type="float">
            <text:p>10625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59886" calcext:value-type="float">
            <text:p>598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91452" calcext:value-type="float">
            <text:p>1914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52111" calcext:value-type="float">
            <text:p>1521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79114" calcext:value-type="float">
            <text:p>1079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61136" calcext:value-type="float">
            <text:p>61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93800" calcext:value-type="float">
            <text:p>1938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54797" calcext:value-type="float">
            <text:p>1547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94476" calcext:value-type="float">
            <text:p>1094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61754" calcext:value-type="float">
            <text:p>6175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95693" calcext:value-type="float">
            <text:p>19569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56461" calcext:value-type="float">
            <text:p>1564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104022" calcext:value-type="float">
            <text:p>11040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62850" calcext:value-type="float">
            <text:p>628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97960" calcext:value-type="float">
            <text:p>1979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59390" calcext:value-type="float">
            <text:p>1593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119546" calcext:value-type="float">
            <text:p>11195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64401" calcext:value-type="float">
            <text:p>644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00288" calcext:value-type="float">
            <text:p>2002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62992" calcext:value-type="float">
            <text:p>1629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133972" calcext:value-type="float">
            <text:p>11339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66001" calcext:value-type="float">
            <text:p>66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02601" calcext:value-type="float">
            <text:p>202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66729" calcext:value-type="float">
            <text:p>16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148274" calcext:value-type="float">
            <text:p>1148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67491" calcext:value-type="float">
            <text:p>674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204873" calcext:value-type="float">
            <text:p>2048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70397" calcext:value-type="float">
            <text:p>1703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161760" calcext:value-type="float">
            <text:p>11617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68681" calcext:value-type="float">
            <text:p>686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207308" calcext:value-type="float">
            <text:p>2073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74128" calcext:value-type="float">
            <text:p>1741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175018" calcext:value-type="float">
            <text:p>11750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69529" calcext:value-type="float">
            <text:p>695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209890" calcext:value-type="float">
            <text:p>2098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75786" calcext:value-type="float">
            <text:p>1757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189907" calcext:value-type="float">
            <text:p>1189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70215" calcext:value-type="float">
            <text:p>702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212150" calcext:value-type="float">
            <text:p>2121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77196" calcext:value-type="float">
            <text:p>1771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201763" calcext:value-type="float">
            <text:p>12017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71129" calcext:value-type="float">
            <text:p>711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14084" calcext:value-type="float">
            <text:p>2140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79145" calcext:value-type="float">
            <text:p>1791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215028" calcext:value-type="float">
            <text:p>12150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71953" calcext:value-type="float">
            <text:p>719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216524" calcext:value-type="float">
            <text:p>2165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80785" calcext:value-type="float">
            <text:p>1807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230107" calcext:value-type="float">
            <text:p>12301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1">00/00/0000</text:date>, <text:time style:data-style-name="N2" text:time-value="15:14:00.7331669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7-01T15:20:02.362369818</dc:date>
    <dc:creator>Jesus Castagnetto</dc:creator>
    <meta:editing-duration>PT22H11M7S</meta:editing-duration>
    <meta:editing-cycles>88</meta:editing-cycles>
    <meta:generator>LibreOffice/6.4.3.2$Linux_X86_64 LibreOffice_project/40$Build-2</meta:generator>
    <meta:document-statistic meta:table-count="1" meta:cell-count="1364" meta:object-count="0"/>
  </office:meta>
</office:document-meta>
</file>